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6.237cm" fo:min-width="27.542cm" fo:padding-top="0.177cm" fo:padding-bottom="0.177cm" fo:padding-left="0.302cm" fo:padding-right="0.302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6.328cm" fo:min-width="27.532cm" fo:padding-top="0.177cm" fo:padding-bottom="0.177cm" fo:padding-left="0.302cm" fo:padding-right="0.30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3.885cm" fo:min-width="27.796cm" fo:padding-top="0.177cm" fo:padding-bottom="0.177cm" fo:padding-left="0.302cm" fo:padding-right="0.302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212cm" draw:marker-start-width="0.517cm" draw:marker-end-width="0.517cm" draw:fill="none" draw:textarea-vertical-align="middle" draw:auto-grow-height="false" fo:min-height="14.478cm" fo:min-width="0.467cm" fo:padding-top="0.23cm" fo:padding-bottom="0.23cm" fo:padding-left="0.355cm" fo:padding-right="0.355cm" fo:wrap-option="wrap" loext:decorative="false"/>
    </style:style>
    <style:style style:name="gr25" style:family="graphic" style:parent-style-name="standard">
      <style:graphic-properties svg:stroke-width="0.212cm" draw:marker-start-width="0.517cm" draw:marker-end-width="0.517cm" draw:fill="none" draw:textarea-vertical-align="middle" draw:auto-grow-height="false" fo:min-height="9.638cm" fo:min-width="0.467cm" fo:padding-top="0.23cm" fo:padding-bottom="0.23cm" fo:padding-left="0.355cm" fo:padding-right="0.355cm" fo:wrap-option="wrap" loext:decorative="false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/>
    </style:style>
    <style:style style:name="gr32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34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 loext:decorative="false"/>
    </style:style>
    <style:style style:name="gr35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 loext:decorative="false"/>
    </style:style>
    <style:style style:name="gr36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6pt" fo:font-weight="bold" style:font-size-asian="36pt" style:font-size-complex="3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</text:span><text:span text:style-name="T1">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</text:span><text:span text:style-name="T1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</text:span><text:span text:style-name="T1">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</text:span><text:span text:style-name="T1">Requirement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</text:span><text:span text:style-name="T1">Production </text:span><text:span text:style-name="T1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</text:span><text:span text:style-name="T1">Manufacturing </text:span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frame draw:style-name="gr19" draw:text-style-name="P6" draw:layer="layout" svg:width="9.187cm" svg:height="1.673cm" svg:x="20.658cm" svg:y="37.147cm">
          <draw:text-box>
            <text:p text:style-name="P3"><text:span text:style-name="T3">Producción I</text:span></text:p>
          </draw:text-box>
        </draw:frame>
        <draw:custom-shape draw:style-name="gr20" draw:text-style-name="P8" draw:layer="layout" svg:width="8.573cm" svg:height="3.707cm" svg:x="1.829cm" svg:y="8.097cm">
          <text:p text:style-name="P7"><text:span text:style-name="T4">Estadística Descriptiv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8.573cm" svg:height="3.707cm" svg:x="1.829cm" svg:y="22cm">
          <text:p text:style-name="P7"><text:span text:style-name="T4">Estadística Inferen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8.858cm" svg:height="7.303cm" svg:x="13.617cm" svg:y="1.692cm">
          <text:p text:style-name="P9"><text:span text:style-name="T4">Módulo I</text:span></text:p>
          <text:list text:style-name="L1">
            <text:list-item>
              <text:p text:style-name="P9"><text:span text:style-name="T5">Medidas de tendencia central</text:span></text:p>
            </text:list-item>
            <text:list-item>
              <text:p text:style-name="P9"><text:span text:style-name="T5">Medidas de dispersión</text:span></text:p>
            </text:list-item>
            <text:list-item>
              <text:p text:style-name="P9"><text:span text:style-name="T5">Gráficos</text:span></text:p>
            </text:list-item>
            <text:list-item>
              <text:p text:style-name="P10"><text:span text:style-name="T5">Probabilida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8.858cm" svg:height="7.404cm" svg:x="13.617cm" svg:y="9.493cm">
          <text:p text:style-name="P9"><text:span text:style-name="T4">Módulo II</text:span></text:p>
          <text:list text:style-name="L1">
            <text:list-item>
              <text:p text:style-name="P10"><text:span text:style-name="T5">Funciones de distribución y funciones de probabilidad</text:span></text:p>
            </text:list-item>
            <text:list-item>
              <text:p text:style-name="P9"><text:span text:style-name="T5">Distribuciones discretas</text:span></text:p>
            </text:list-item>
            <text:list-item>
              <text:p text:style-name="P9"><text:span text:style-name="T5">Distribuciones continuas</text:span></text:p>
            </text:list-item>
            <text:list-item>
              <text:p text:style-name="P9"><text:span text:style-name="T5">Esperanza matemátic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28.858cm" svg:height="4.697cm" svg:x="13.617cm" svg:y="18.798cm">
          <text:p text:style-name="P9"><text:span text:style-name="T4">Módulo III</text:span></text:p>
          <text:list text:style-name="L1">
            <text:list-item>
              <text:p text:style-name="P9"><text:span text:style-name="T5">Inferencia de una y dos muestras</text:span></text:p>
            </text:list-item>
            <text:list-item>
              <text:p text:style-name="P9"><text:span text:style-name="T5">Pruebas de hipótesis de una y dos muestra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3.258cm" svg:height="15.758cm" svg:x="10.677cm" svg:y="1.45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5" draw:layer="layout" svg:width="3.258cm" svg:height="10.652cm" svg:x="10.678cm" svg:y="18.5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1" draw:layer="layout" svg:width="28.858cm" svg:height="4.697cm" svg:x="13.617cm" svg:y="24.398cm">
          <text:p text:style-name="P9"><text:span text:style-name="T4">Módulo IV</text:span></text:p>
          <text:list text:style-name="L1">
            <text:list-item>
              <text:p text:style-name="P9"><text:span text:style-name="T5">Modelos de regresión</text:span></text:p>
            </text:list-item>
            <text:list-item>
              <text:p text:style-name="P9"><text:span text:style-name="T5">Muestre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19" draw:text-style-name="P6" draw:layer="layout" svg:width="7.778cm" svg:height="1.673cm" svg:x="1.016cm" svg:y="0.966cm">
          <draw:text-box>
            <text:p text:style-name="P3"><text:span text:style-name="T3">Mundo real</text:span></text:p>
          </draw:text-box>
        </draw:frame>
        <draw:frame draw:style-name="gr19" draw:text-style-name="P6" draw:layer="layout" svg:width="12.242cm" svg:height="1.673cm" svg:x="18.238cm" svg:y="0.966cm">
          <draw:text-box>
            <text:p text:style-name="P3"><text:span text:style-name="T3">Mundo matemático</text:span></text:p>
          </draw:text-box>
        </draw:frame>
        <draw:custom-shape draw:style-name="gr26" draw:text-style-name="P2" xml:id="id11" draw:id="id11" draw:layer="layout" svg:width="6.35cm" svg:height="4.341cm" svg:x="1.73cm" svg:y="4.445cm">
          <text:p text:style-name="P1"><text:span text:style-name="T5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2" draw:id="id12" draw:layer="layout" svg:width="8.573cm" svg:height="3.707cm" svg:x="13.176cm" svg:y="4.762cm">
          <text:p text:style-name="P1"><text:span text:style-name="T5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13" draw:id="id13" draw:layer="layout" svg:width="8.573cm" svg:height="2.54cm" svg:x="29.051cm" svg:y="5.345cm">
          <text:p text:style-name="P1"><text:span text:style-name="T5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4" draw:id="id14" draw:layer="layout" svg:width="12.065cm" svg:height="6.798cm" svg:x="27.305cm" svg:y="11.034cm">
          <text:p text:style-name="P1"><text:span text:style-name="T5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15" draw:id="id15" draw:layer="layout" svg:width="12.065cm" svg:height="3.81cm" svg:x="11.43cm" svg:y="12.528cm">
          <text:p text:style-name="P1"><text:span text:style-name="T5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16" draw:id="id16" draw:layer="layout" svg:width="6.568cm" svg:height="5.342cm" svg:x="1.621cm" svg:y="11.762cm">
          <text:p text:style-name="P1"><text:span text:style-name="T5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32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3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4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5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6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28:13.072074460</meta:creation-date>
    <meta:editing-duration>PT8H38M37S</meta:editing-duration>
    <meta:editing-cycles>8</meta:editing-cycles>
    <meta:generator>LibreOffice/7.6.7.2$Linux_X86_64 LibreOffice_project/60$Build-2</meta:generator>
    <dc:date>2024-08-05T09:32:30.158119856</dc:date>
    <meta:document-statistic meta:object-count="54"/>
  </office:meta>
</office:document-meta>
</file>